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pes" style:family="table">
      <style:table-properties style:width="17.494cm" fo:margin-top="0cm" fo:margin-bottom="0cm" table:align="left" style:writing-mode="lr-tb"/>
    </style:style>
    <style:style style:name="ppes.A" style:family="table-column">
      <style:table-column-properties style:column-width="1.265cm"/>
    </style:style>
    <style:style style:name="ppes.B" style:family="table-column">
      <style:table-column-properties style:column-width="6.673cm"/>
    </style:style>
    <style:style style:name="ppes.C" style:family="table-column">
      <style:table-column-properties style:column-width="4.665cm"/>
    </style:style>
    <style:style style:name="ppes.D" style:family="table-column">
      <style:table-column-properties style:column-width="4.891cm"/>
    </style:style>
    <style:style style:name="ppes.1" style:family="table-row">
      <style:table-row-properties fo:keep-together="auto"/>
    </style:style>
    <style:style style:name="ppes.A1" style:family="table-cell">
      <style:table-cell-properties fo:padding="0cm" fo:border="none"/>
    </style:style>
    <style:style style:name="ppes.2" style:family="table-row">
      <style:table-row-properties style:min-row-height="0.623cm" fo:keep-together="auto"/>
    </style:style>
    <style:style style:name="main" style:family="table">
      <style:table-properties style:width="16.984cm" fo:margin-left="0.009cm" fo:margin-top="0cm" fo:margin-bottom="0cm" table:align="left" style:writing-mode="lr-tb"/>
    </style:style>
    <style:style style:name="main.A" style:family="table-column">
      <style:table-column-properties style:column-width="3.242cm"/>
    </style:style>
    <style:style style:name="main.B" style:family="table-column">
      <style:table-column-properties style:column-width="13.742cm"/>
    </style:style>
    <style:style style:name="main.1" style:family="table-row">
      <style:table-row-properties style:min-row-height="1.233cm" fo:keep-together="auto"/>
    </style:style>
    <style:style style:name="main.A1" style:family="table-cell">
      <style:table-cell-properties fo:padding-left="0.191cm" fo:padding-right="0.191cm" fo:padding-top="0cm" fo:padding-bottom="0cm" fo:border="0.5pt solid #000000" style:writing-mode="lr-tb"/>
    </style:style>
    <style:style style:name="main.2" style:family="table-row">
      <style:table-row-properties style:min-row-height="3.087cm" fo:keep-together="auto"/>
    </style:style>
    <style:style style:name="payments" style:family="table">
      <style:table-properties style:width="13.361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361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ayments" style:family="table">
      <style:table-properties style:width="13.361cm" style:rel-width="100%" fo:margin-left="0.004cm" fo:margin-top="0cm" fo:margin-bottom="0cm" table:align="left" style:writing-mode="lr-tb"/>
    </style:style>
    <style:style style:name="payments.A" style:family="table-column">
      <style:table-column-properties style:column-width="13.361cm" style:rel-column-width="6976*"/>
    </style:style>
    <style:style style:name="payments.1" style:family="table-row">
      <style:table-row-properties fo:keep-together="auto"/>
    </style:style>
    <style:style style:name="payments.A1" style:family="table-cell">
      <style:table-cell-properties fo:padding="0.051cm" fo:border="0.25pt solid #5983b0"/>
    </style:style>
    <style:style style:name="payments.2" style:family="table-row">
      <style:table-row-properties style:min-row-height="0.681cm" fo:keep-together="auto"/>
    </style:style>
    <style:style style:name="payments.A2" style:family="table-cell">
      <style:table-cell-properties fo:padding="0.051cm" fo:border-left="0.25pt solid #5983b0" fo:border-right="0.25pt solid #5983b0" fo:border-top="none" fo:border-bottom="0.25pt solid #5983b0"/>
    </style:style>
    <style:style style:name="prognoza_5f_title" style:display-name="prognoza_title" style:family="table">
      <style:table-properties style:width="25.7cm" style:rel-width="100%" table:align="center" fo:background-color="transparent" style:writing-mode="lr-tb">
        <style:background-image/>
      </style:table-properties>
    </style:style>
    <style:style style:name="prognoza_5f_title.A" style:display-name="prognoza_title.A" style:family="table-column">
      <style:table-column-properties style:column-width="1.044cm" style:rel-column-width="592*"/>
    </style:style>
    <style:style style:name="prognoza_5f_title.B" style:display-name="prognoza_title.B" style:family="table-column">
      <style:table-column-properties style:column-width="3.307cm" style:rel-column-width="1875*"/>
    </style:style>
    <style:style style:name="prognoza_5f_title.C" style:display-name="prognoza_title.C" style:family="table-column">
      <style:table-column-properties style:column-width="6.149cm" style:rel-column-width="3486*"/>
    </style:style>
    <style:style style:name="prognoza_5f_title.D" style:display-name="prognoza_title.D" style:family="table-column">
      <style:table-column-properties style:column-width="1.058cm" style:rel-column-width="600*"/>
    </style:style>
    <style:style style:name="prognoza_5f_title.E" style:display-name="prognoza_title.E" style:family="table-column">
      <style:table-column-properties style:column-width="1.037cm" style:rel-column-width="588*"/>
    </style:style>
    <style:style style:name="prognoza_5f_title.G" style:display-name="prognoza_title.G" style:family="table-column">
      <style:table-column-properties style:column-width="1.039cm" style:rel-column-width="589*"/>
    </style:style>
    <style:style style:name="prognoza_5f_title.K" style:display-name="prognoza_title.K" style:family="table-column">
      <style:table-column-properties style:column-width="1.074cm" style:rel-column-width="609*"/>
    </style:style>
    <style:style style:name="prognoza_5f_title.P" style:display-name="prognoza_title.P" style:family="table-column">
      <style:table-column-properties style:column-width="2.531cm" style:rel-column-width="1435*"/>
    </style:style>
    <style:style style:name="prognoza_5f_title.1" style:display-name="prognoza_title.1" style:family="table-row">
      <style:table-row-properties style:min-row-height="0.9cm" fo:background-color="transparent" fo:keep-together="always">
        <style:background-image/>
      </style:table-row-properties>
    </style:style>
    <style:style style:name="prognoza_5f_title.A1" style:display-name="prognoza_title.A1" style:family="table-cell">
      <style:table-cell-properties style:vertical-align="top" fo:padding-left="0.051cm" fo:padding-right="0.051cm" fo:padding-top="0cm" fo:padding-bottom="0cm" fo:border-left="1.5pt solid #000000" fo:border-right="1.5pt solid #000000" fo:border-top="1.5pt solid #000000" fo:border-bottom="0.5pt solid #000000" style:writing-mode="lr-tb"/>
    </style:style>
    <style:style style:name="prognoza_5f_title.B1" style:display-name="prognoza_title.B1" style:family="table-cell">
      <style:table-cell-properties style:vertical-align="top" fo:padding-left="0.051cm" fo:padding-right="0.051cm" fo:padding-top="0cm" fo:padding-bottom="0cm" fo:border-left="none" fo:border-right="1.5pt solid #000000" fo:border-top="1.5pt solid #000000" fo:border-bottom="0.5pt solid #000000" style:writing-mode="lr-tb"/>
    </style:style>
    <style:style style:name="prognoza_5f_title.C1" style:display-name="prognoza_title.C1" style:family="table-cell">
      <style:table-cell-properties style:vertical-align="middle" fo:padding-left="0.051cm" fo:padding-right="0.051cm" fo:padding-top="0cm" fo:padding-bottom="0cm" fo:border-left="none" fo:border-right="1.5pt solid #000000" fo:border-top="1.5pt solid #000000" fo:border-bottom="0.5pt solid #000000" style:writing-mode="lr-tb"/>
    </style:style>
    <style:style style:name="prognoza_5f_title.2" style:display-name="prognoza_title.2" style:family="table-row">
      <style:table-row-properties style:min-row-height="1.757cm" fo:background-color="transparent" fo:keep-together="always">
        <style:background-image/>
      </style:table-row-properties>
    </style:style>
    <style:style style:name="prognoza_5f_title.D2" style:display-name="prognoza_title.D2" style:family="table-cell">
      <style:table-cell-properties style:vertical-align="middle" fo:padding-left="0.051cm" fo:padding-right="0.051cm" fo:padding-top="0cm" fo:padding-bottom="0cm" fo:border-left="1.5pt solid #000000" fo:border-right="0.5pt solid #000000" fo:border-top="1.5pt solid #000000" fo:border-bottom="1.5pt solid #000000" loext:writing-mode="bt-lr"/>
    </style:style>
    <style:style style:name="prognoza_5f_title.E2" style:display-name="prognoza_title.E2" style:family="table-cell">
      <style:table-cell-properties style:vertical-align="middle" fo:padding-left="0.051cm" fo:padding-right="0.051cm" fo:padding-top="0cm" fo:padding-bottom="0cm" fo:border-left="0.5pt solid #000000" fo:border-right="0.5pt solid #000000" fo:border-top="1.5pt solid #000000" fo:border-bottom="1.5pt solid #000000" loext:writing-mode="bt-lr"/>
    </style:style>
    <style:style style:name="prognoza_5f_title.F2" style:display-name="prognoza_title.F2" style:family="table-cell">
      <style:table-cell-properties style:vertical-align="middle" fo:padding-left="0.051cm" fo:padding-right="0.051cm" fo:padding-top="0cm" fo:padding-bottom="0cm" fo:border-left="0.5pt solid #000000" fo:border-right="1.5pt solid #000000" fo:border-top="1.5pt solid #000000" fo:border-bottom="1.5pt solid #000000" loext:writing-mode="bt-lr"/>
    </style:style>
    <style:style style:name="prognoza_5f_title.P2" style:display-name="prognoza_title.P2" style:family="table-cell">
      <style:table-cell-properties style:vertical-align="middle" fo:padding-left="0.051cm" fo:padding-right="0.051cm" fo:padding-top="0cm" fo:padding-bottom="0cm" fo:border-left="none" fo:border-right="1.5pt solid #000000" fo:border-top="1.5pt solid #000000" fo:border-bottom="1.5pt solid #000000" loext:writing-mode="bt-lr"/>
    </style:style>
    <style:style style:name="prognoza_5f_title.3" style:display-name="prognoza_title.3" style:family="table-row">
      <style:table-row-properties style:min-row-height="0.434cm" fo:background-color="transparent" fo:keep-together="auto">
        <style:background-image/>
      </style:table-row-properties>
    </style:style>
    <style:style style:name="prognoza_5f_title.A3" style:display-name="prognoza_title.A3" style:family="table-cell">
      <style:table-cell-properties style:vertical-align="top" fo:padding-left="0.051cm" fo:padding-right="0.051cm" fo:padding-top="0cm" fo:padding-bottom="0cm" fo:border-left="1.5pt solid #000000" fo:border-right="1.5pt solid #000000" fo:border-top="0.5pt solid #000000" fo:border-bottom="0.5pt solid #000000" style:writing-mode="lr-tb"/>
    </style:style>
    <style:style style:name="prognoza_5f_title.B3" style:display-name="prognoza_title.B3" style:family="table-cell">
      <style:table-cell-properties style:vertical-align="top" fo:padding-left="0.051cm" fo:padding-right="0.051cm" fo:padding-top="0cm" fo:padding-bottom="0cm" fo:border-left="none" fo:border-right="1.5pt solid #000000" fo:border-top="0.5pt solid #000000" fo:border-bottom="0.5pt solid #000000" style:writing-mode="lr-tb"/>
    </style:style>
    <style:style style:name="prognoza_5f_title.D3" style:display-name="prognoza_title.D3" style:family="table-cell">
      <style:table-cell-properties style:vertical-align="top" fo:padding-left="0.051cm" fo:padding-right="0.051cm" fo:padding-top="0cm" fo:padding-bottom="0cm" fo:border-left="1.5pt solid #000000" fo:border-right="0.5pt solid #000000" fo:border-top="0.5pt solid #000000" fo:border-bottom="0.5pt solid #000000" style:writing-mode="lr-tb"/>
    </style:style>
    <style:style style:name="prognoza_5f_title.E3" style:display-name="prognoza_title.E3" style:family="table-cell">
      <style:table-cell-properties style:vertical-align="top" fo:padding-left="0.051cm" fo:padding-right="0.051cm" fo:padding-top="0cm" fo:padding-bottom="0cm" fo:border="0.5pt solid #000000" style:writing-mode="lr-tb"/>
    </style:style>
    <style:style style:name="prognoza_5f_title.F3" style:display-name="prognoza_title.F3" style:family="table-cell">
      <style:table-cell-properties style:vertical-align="top" fo:padding-left="0.051cm" fo:padding-right="0.051cm" fo:padding-top="0cm" fo:padding-bottom="0cm" fo:border-left="0.5pt solid #000000" fo:border-right="1.5pt solid #000000" fo:border-top="0.5pt solid #000000" fo:border-bottom="0.5pt solid #000000" style:writing-mode="lr-tb"/>
    </style:style>
    <style:style style:name="prognoza_5f_title.4" style:display-name="prognoza_title.4" style:family="table-row">
      <style:table-row-properties style:min-row-height="0.9cm" fo:background-color="transparent" fo:keep-together="auto">
        <style:background-image/>
      </style:table-row-properties>
    </style:style>
    <style:style style:name="prognoza_5f_title.5" style:display-name="prognoza_title.5" style:family="table-row">
      <style:table-row-properties style:min-row-height="0.466cm" fo:background-color="transparent" fo:keep-together="auto">
        <style:background-image/>
      </style:table-row-properties>
    </style:style>
    <style:style style:name="prognoza" style:family="table">
      <style:table-properties style:width="25.7cm" style:rel-width="100%" table:align="center" fo:background-color="transparent" style:writing-mode="lr-tb">
        <style:background-image/>
      </style:table-properties>
    </style:style>
    <style:style style:name="prognoza.A" style:family="table-column">
      <style:table-column-properties style:column-width="1.044cm" style:rel-column-width="592*"/>
    </style:style>
    <style:style style:name="prognoza.B" style:family="table-column">
      <style:table-column-properties style:column-width="3.307cm" style:rel-column-width="1875*"/>
    </style:style>
    <style:style style:name="prognoza.C" style:family="table-column">
      <style:table-column-properties style:column-width="6.149cm" style:rel-column-width="3486*"/>
    </style:style>
    <style:style style:name="prognoza.D" style:family="table-column">
      <style:table-column-properties style:column-width="1.058cm" style:rel-column-width="600*"/>
    </style:style>
    <style:style style:name="prognoza.E" style:family="table-column">
      <style:table-column-properties style:column-width="1.037cm" style:rel-column-width="588*"/>
    </style:style>
    <style:style style:name="prognoza.G" style:family="table-column">
      <style:table-column-properties style:column-width="1.039cm" style:rel-column-width="589*"/>
    </style:style>
    <style:style style:name="prognoza.K" style:family="table-column">
      <style:table-column-properties style:column-width="1.074cm" style:rel-column-width="609*"/>
    </style:style>
    <style:style style:name="prognoza.P" style:family="table-column">
      <style:table-column-properties style:column-width="2.531cm" style:rel-column-width="1435*"/>
    </style:style>
    <style:style style:name="prognoza.1" style:family="table-row">
      <style:table-row-properties style:min-row-height="0.434cm" fo:background-color="transparent" fo:keep-together="auto">
        <style:background-image/>
      </style:table-row-properties>
    </style:style>
    <style:style style:name="prognoza.A1" style:family="table-cell">
      <style:table-cell-properties style:vertical-align="top" fo:padding-left="0.051cm" fo:padding-right="0.051cm" fo:padding-top="0cm" fo:padding-bottom="0cm" fo:border-left="1.5pt solid #000000" fo:border-right="1.5pt solid #000000" fo:border-top="0.5pt solid #000000" fo:border-bottom="0.5pt solid #000000" style:writing-mode="lr-tb"/>
    </style:style>
    <style:style style:name="prognoza.B1" style:family="table-cell">
      <style:table-cell-properties style:vertical-align="top" fo:padding-left="0.051cm" fo:padding-right="0.051cm" fo:padding-top="0cm" fo:padding-bottom="0cm" fo:border-left="none" fo:border-right="1.5pt solid #000000" fo:border-top="0.5pt solid #000000" fo:border-bottom="0.5pt solid #000000" style:writing-mode="lr-tb"/>
    </style:style>
    <style:style style:name="prognoza.D1" style:family="table-cell">
      <style:table-cell-properties style:vertical-align="top" fo:padding-left="0.051cm" fo:padding-right="0.051cm" fo:padding-top="0cm" fo:padding-bottom="0cm" fo:border-left="1.5pt solid #000000" fo:border-right="0.5pt solid #000000" fo:border-top="0.5pt solid #000000" fo:border-bottom="0.5pt solid #000000" style:writing-mode="lr-tb"/>
    </style:style>
    <style:style style:name="prognoza.E1" style:family="table-cell">
      <style:table-cell-properties style:vertical-align="top" fo:padding-left="0.051cm" fo:padding-right="0.051cm" fo:padding-top="0cm" fo:padding-bottom="0cm" fo:border="0.5pt solid #000000" style:writing-mode="lr-tb"/>
    </style:style>
    <style:style style:name="prognoza.F1" style:family="table-cell">
      <style:table-cell-properties style:vertical-align="top" fo:padding-left="0.051cm" fo:padding-right="0.051cm" fo:padding-top="0cm" fo:padding-bottom="0cm" fo:border-left="0.5pt solid #000000" fo:border-right="1.5pt solid #000000" fo:border-top="0.5pt solid #000000" fo:border-bottom="0.5pt solid #000000" style:writing-mode="lr-tb"/>
    </style:style>
    <style:style style:name="prognoza.A2" style:family="table-cell">
      <style:table-cell-properties style:vertical-align="top" fo:padding-left="0.051cm" fo:padding-right="0.051cm" fo:padding-top="0cm" fo:padding-bottom="0cm" fo:border-left="1.5pt solid #000000" fo:border-right="1.5pt solid #000000" fo:border-top="none" fo:border-bottom="0.5pt solid #000000" style:writing-mode="lr-tb"/>
    </style:style>
    <style:style style:name="prognoza.B2" style:family="table-cell">
      <style:table-cell-properties style:vertical-align="top" fo:padding-left="0.051cm" fo:padding-right="0.051cm" fo:padding-top="0cm" fo:padding-bottom="0cm" fo:border-left="none" fo:border-right="1.5pt solid #000000" fo:border-top="none" fo:border-bottom="0.5pt solid #000000" style:writing-mode="lr-tb"/>
    </style:style>
    <style:style style:name="prognoza.D2" style:family="table-cell">
      <style:table-cell-properties style:vertical-align="top" fo:padding-left="0.051cm" fo:padding-right="0.051cm" fo:padding-top="0cm" fo:padding-bottom="0cm" fo:border-left="1.5pt solid #000000" fo:border-right="0.5pt solid #000000" fo:border-top="none" fo:border-bottom="0.5pt solid #000000" style:writing-mode="lr-tb"/>
    </style:style>
    <style:style style:name="prognoza.E2" style:family="table-cell">
      <style:table-cell-properties style:vertical-align="top" fo:padding-left="0.051cm" fo:padding-right="0.051cm" fo:padding-top="0cm" fo:padding-bottom="0cm" fo:border-left="0.5pt solid #000000" fo:border-right="0.5pt solid #000000" fo:border-top="none" fo:border-bottom="0.5pt solid #000000" style:writing-mode="lr-tb"/>
    </style:style>
    <style:style style:name="prognoza.F2" style:family="table-cell">
      <style:table-cell-properties style:vertical-align="top" fo:padding-left="0.051cm" fo:padding-right="0.051cm" fo:padding-top="0cm" fo:padding-bottom="0cm" fo:border-left="0.5pt solid #000000" fo:border-right="1.5pt solid #000000" fo:border-top="none" fo:border-bottom="0.5pt solid #000000" style:writing-mode="lr-tb"/>
    </style:style>
    <style:style style:name="prognoza.3" style:family="table-row">
      <style:table-row-properties style:min-row-height="0.9cm" fo:background-color="transparent" fo:keep-together="auto">
        <style:background-image/>
      </style:table-row-properties>
    </style:style>
    <style:style style:name="prognoza.4" style:family="table-row">
      <style:table-row-properties style:min-row-height="0.466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weight="bold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justify" style:justify-single-word="false"/>
      <style:text-properties officeooo:paragraph-rsid="001bf604"/>
    </style:style>
    <style:style style:name="P7" style:family="paragraph" style:parent-style-name="Standard">
      <style:paragraph-properties fo:text-align="justify" style:justify-single-word="false"/>
      <style:text-properties officeooo:paragraph-rsid="001ef35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center" style:justify-single-word="false"/>
      <style:text-properties officeooo:paragraph-rsid="002895e1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uk" fo:country="U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style:font-name="Times New Roman"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Table_20_Contents">
      <style:paragraph-properties fo:orphans="0" fo:widows="0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fo:font-weight="bold" style:letter-kerning="false" style:font-name-asian="Times New Roman1" style:language-asian="ru" style:country-asian="RU" style:font-weight-asian="bold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 fo:orphans="0" fo:widows="0" fo:hyphenation-ladder-count="no-limit"/>
      <style:text-properties fo:language="pl" fo:country="PL" style:letter-kerning="false" style:font-name-asian="Times New Roman1" style:language-asian="ru" style:country-asian="RU" style:font-name-complex="Times New Roman1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Table_20_Contents">
      <style:paragraph-properties fo:orphans="0" fo:widows="0"/>
      <style:text-properties style:font-name-asian="Times New Roman1" style:font-name-complex="Times New Roman1"/>
    </style:style>
    <style:style style:name="P19" style:family="paragraph" style:parent-style-name="Standard">
      <style:text-properties officeooo:rsid="001098f7" officeooo:paragraph-rsid="001098f7"/>
    </style:style>
    <style:style style:name="P20" style:family="paragraph" style:parent-style-name="Standard">
      <style:paragraph-properties fo:text-align="justify" style:justify-single-word="false" fo:orphans="0" fo:widows="0"/>
      <style:text-properties fo:color="#c9211e" loext:opacity="100%" style:font-name="Bookman Uralic" style:font-name-complex="Calibri2"/>
    </style:style>
    <style:style style:name="P21" style:family="paragraph" style:parent-style-name="Standard">
      <style:paragraph-properties fo:text-align="justify" style:justify-single-word="false" fo:orphans="0" fo:widows="0"/>
      <style:text-properties fo:color="#ffff00" loext:opacity="100%" style:font-name="Bookman Uralic" style:font-name-complex="Calibri2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ize="10pt" fo:font-weight="normal" officeooo:paragraph-rsid="002895e1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paragraph-rsid="002895e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pt" fo:language="pl" fo:country="PL" fo:font-weight="normal" officeooo:paragraph-rsid="002895e1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rsid="001830cc" officeooo:paragraph-rsid="002895e1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 fo:orphans="0" fo:widows="0"/>
      <style:text-properties fo:color="#2a6099" loext:opacity="100%" style:font-name="Bookman Uralic" style:font-name-complex="Calibri2"/>
    </style:style>
    <style:style style:name="P30" style:family="paragraph" style:parent-style-name="Standard">
      <style:paragraph-properties fo:margin-top="0cm" fo:margin-bottom="0cm" style:contextual-spacing="false" fo:text-align="justify" style:justify-single-word="false" fo:orphans="0" fo:widows="0"/>
      <style:text-properties fo:color="#55308d" loext:opacity="100%"/>
    </style:style>
    <style:style style:name="P31" style:family="paragraph" style:parent-style-name="Standard">
      <style:text-properties officeooo:paragraph-rsid="002895e1"/>
    </style:style>
    <style:style style:name="P32" style:family="paragraph" style:parent-style-name="Standard" style:master-page-name="Landscape">
      <style:paragraph-properties style:page-number="auto"/>
    </style:style>
    <style:style style:name="P33" style:family="paragraph" style:parent-style-name="Standard" style:master-page-name="Standard">
      <style:paragraph-properties style:page-number="auto"/>
      <style:text-properties officeooo:paragraph-rsid="002895e1"/>
    </style:style>
    <style:style style:name="P34" style:family="paragraph" style:parent-style-name="Standard">
      <style:text-properties officeooo:paragraph-rsid="002895e1"/>
    </style:style>
    <style:style style:name="P35" style:family="paragraph" style:parent-style-name="Standard">
      <style:paragraph-properties fo:text-align="center" style:justify-single-word="false" style:snap-to-layout-gri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center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0pt" fo:font-weight="normal" officeooo:paragraph-rsid="002da655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rsid="001830cc" officeooo:paragraph-rsid="002da655" style:font-size-asian="10pt" style:font-weight-asian="normal" style:font-size-complex="10pt" style:font-weight-complex="normal"/>
    </style:style>
    <style:style style:name="P39" style:family="paragraph" style:parent-style-name="Standard">
      <style:paragraph-properties fo:text-align="center" style:justify-single-word="false" style:snap-to-layout-gri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text-align="center" style:justify-single-word="false"/>
      <style:text-properties fo:font-size="10pt" fo:language="pl" fo:country="PL" fo:font-weight="normal" officeooo:paragraph-rsid="002da655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text-align="center" style:justify-single-word="false"/>
      <style:text-properties officeooo:paragraph-rsid="002da655"/>
    </style:style>
    <style:style style:name="P42" style:family="paragraph" style:parent-style-name="Standard">
      <style:text-properties officeooo:paragraph-rsid="002da655"/>
    </style:style>
    <style:style style:name="T1" style:family="text">
      <style:text-properties fo:font-weight="bold" style:font-weight-asian="bold"/>
    </style:style>
    <style:style style:name="T2" style:family="text">
      <style:text-properties fo:color="#0070c0" loext:opacity="100%" style:font-name="Calibri" fo:font-size="11pt" fo:language="ru" fo:country="UA" style:font-size-asian="11pt" style:font-name-complex="Calibri2" style:font-size-complex="11pt"/>
    </style:style>
    <style:style style:name="T3" style:family="text">
      <style:text-properties fo:color="#0070c0" loext:opacity="100%" style:font-name="Calibri" style:font-name-complex="Calibri2"/>
    </style:style>
    <style:style style:name="T4" style:family="text">
      <style:text-properties fo:color="#0070c0" loext:opacity="100%" style:font-name="Calibri" style:font-name-complex="Calibri2" style:font-weight-complex="bold"/>
    </style:style>
    <style:style style:name="T5" style:family="text">
      <style:text-properties fo:color="#0070c0" loext:opacity="100%" style:font-name="Calibri" fo:language="ru" fo:country="UA" style:font-name-complex="Calibri2"/>
    </style:style>
    <style:style style:name="T6" style:family="text">
      <style:text-properties fo:color="#0070c0" loext:opacity="100%" style:font-name="Calibri" fo:language="ru" fo:country="RU" style:letter-kerning="false" style:font-name-asian="Times New Roman1" style:language-asian="ru" style:country-asian="RU" style:font-name-complex="Calibri2" style:language-complex="ar" style:country-complex="SA"/>
    </style:style>
    <style:style style:name="T7" style:family="text">
      <style:text-properties fo:color="#0070c0" loext:opacity="100%" style:font-name="Calibri1" style:font-name-complex="Calibri1"/>
    </style:style>
    <style:style style:name="T8" style:family="text">
      <style:text-properties fo:color="#0070c0" loext:opacity="100%" style:font-name="Calibri1" fo:language="pl" fo:country="PL" style:font-name-complex="Calibri1"/>
    </style:style>
    <style:style style:name="T9" style:family="text">
      <style:text-properties fo:color="#0070c0" loext:opacity="100%" style:font-name="Calibri1" fo:language="pl" fo:country="PL" officeooo:rsid="001830cc" style:font-name-complex="Calibri1"/>
    </style:style>
    <style:style style:name="T10" style:family="text">
      <style:text-properties fo:language="ru" fo:country="UA"/>
    </style:style>
    <style:style style:name="T11" style:family="text">
      <style:text-properties fo:language="ru" fo:country="UA" fo:font-weight="bold" style:font-weight-asian="bold" style:font-weight-complex="bold"/>
    </style:style>
    <style:style style:name="T12" style:family="text">
      <style:text-properties fo:language="ru" fo:country="UA" style:letter-kerning="false" style:font-name-asian="Times New Roman1" style:language-asian="ru" style:country-asian="RU" style:font-name-complex="Times New Roman1" style:language-complex="ar" style:country-complex="SA"/>
    </style:style>
    <style:style style:name="T13" style:family="text">
      <style:text-properties style:font-name="Times New Roman CYR" style:font-name-complex="Times New Roman CYR1"/>
    </style:style>
    <style:style style:name="T14" style:family="text">
      <style:text-properties style:font-name="Times New Roman CYR" officeooo:rsid="000f5673" style:font-name-complex="Times New Roman CYR1"/>
    </style:style>
    <style:style style:name="T15" style:family="text">
      <style:text-properties style:font-name="Times New Roman CYR" officeooo:rsid="001098f7" style:font-name-complex="Times New Roman CYR1"/>
    </style:style>
    <style:style style:name="T16" style:family="text">
      <style:text-properties fo:color="#ff0000" loext:opacity="100%" style:font-name="Calibri" fo:language="ru" fo:country="UA" fo:font-weight="bold" style:font-weight-asian="bold" style:font-name-complex="Calibri2"/>
    </style:style>
    <style:style style:name="T17" style:family="text">
      <style:text-properties style:font-name="Calibri" style:font-name-complex="Calibri2"/>
    </style:style>
    <style:style style:name="T18" style:family="text">
      <style:text-properties style:font-name="Calibri" fo:language="ru" fo:country="RU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19" style:family="text">
      <style:text-properties style:font-name="Calibri" fo:language="ru" fo:country="RU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20" style:family="text">
      <style:text-properties style:font-name="Calibri" fo:language="en" fo:country="US" style:letter-kerning="false" style:font-name-asian="Times New Roman1" style:language-asian="ru" style:country-asian="RU" style:font-name-complex="Calibri2" style:language-complex="ar" style:country-complex="SA" style:font-weight-complex="bold"/>
    </style:style>
    <style:style style:name="T21" style:family="text">
      <style:text-properties style:font-name="Calibri" fo:language="en" fo:country="US" fo:font-weight="bold" style:letter-kerning="false" style:font-name-asian="Times New Roman1" style:language-asian="ru" style:country-asian="RU" style:font-weight-asian="bold" style:font-name-complex="Calibri2" style:language-complex="ar" style:country-complex="SA" style:font-weight-complex="bold"/>
    </style:style>
    <style:style style:name="T22" style:family="text">
      <style:text-properties fo:language="ru" fo:country="RU"/>
    </style:style>
    <style:style style:name="T23" style:family="text">
      <style:text-properties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4" style:family="text">
      <style:text-properties style:text-position="sub 58%" fo:language="ru" fo:country="RU" style:letter-kerning="false" style:font-name-asian="Times New Roman1" style:language-asian="ru" style:country-asian="RU" style:font-name-complex="Times New Roman1" style:language-complex="ar" style:country-complex="SA"/>
    </style:style>
    <style:style style:name="T25" style:family="text">
      <style:text-properties fo:color="#c9211e" loext:opacity="100%" style:font-name="Calibri" fo:font-size="11pt" style:font-size-asian="11pt" style:font-name-complex="Calibri2" style:font-size-complex="11pt"/>
    </style:style>
    <style:style style:name="T26" style:family="text">
      <style:text-properties fo:color="#c9211e" loext:opacity="100%" style:font-name="Calibri" style:font-name-complex="Calibri2"/>
    </style:style>
    <style:style style:name="T27" style:family="text">
      <style:text-properties fo:color="#c9211e" loext:opacity="100%" style:font-name="Calibri" style:font-name-complex="Calibri2" style:font-weight-complex="bold"/>
    </style:style>
    <style:style style:name="T28" style:family="text">
      <style:text-properties fo:color="#c9211e" loext:opacity="100%" style:font-name="Calibri" officeooo:rsid="00124166" style:font-name-complex="Calibri2" style:font-weight-complex="bold"/>
    </style:style>
    <style:style style:name="T29" style:family="text">
      <style:text-properties fo:color="#c9211e" loext:opacity="100%" style:font-name="Calibri" fo:language="uk" fo:country="UA" style:letter-kerning="false" style:font-name-asian="Times New Roman1" style:language-asian="ru" style:country-asian="RU" style:font-name-complex="Calibri2" style:language-complex="ar" style:country-complex="SA"/>
    </style:style>
    <style:style style:name="T30" style:family="text">
      <style:text-properties fo:color="#c9211e" loext:opacity="100%" style:font-name="Calibri" fo:language="pl" fo:country="PL" style:letter-kerning="false" style:font-name-asian="Times New Roman1" style:language-asian="ru" style:country-asian="RU" style:font-name-complex="Calibri2" style:language-complex="ar" style:country-complex="SA"/>
    </style:style>
    <style:style style:name="T31" style:family="text">
      <style:text-properties fo:color="#c9211e" loext:opacity="100%" style:font-name="Calibri" fo:font-size="12pt" fo:language="uk" fo:country="UA" style:letter-kerning="false" style:font-name-asian="Times New Roman1" style:font-size-asian="12pt" style:language-asian="uk" style:country-asian="UA" style:font-name-complex="Calibri2" style:font-size-complex="12pt" style:language-complex="ar" style:country-complex="SA"/>
    </style:style>
    <style:style style:name="T32" style:family="text">
      <style:text-properties fo:color="#c9211e" loext:opacity="100%" style:font-name="Calibri" fo:font-style="italic" fo:font-weight="bold" style:font-style-asian="italic" style:font-weight-asian="bold" style:font-name-complex="Calibri2" style:font-style-complex="italic" style:font-weight-complex="bold"/>
    </style:style>
    <style:style style:name="T33" style:family="text">
      <style:text-properties fo:color="#c9211e" loext:opacity="100%" fo:font-weight="bold" style:font-weight-asian="bold"/>
    </style:style>
    <style:style style:name="T34" style:family="text">
      <style:text-properties fo:color="#c9211e" loext:opacity="100%" style:font-name="Times New Roman" fo:font-size="14pt" fo:font-weight="bold" style:font-size-asian="14pt" style:font-weight-asian="bold" style:font-name-complex="Calibri2" style:font-size-complex="14pt"/>
    </style:style>
    <style:style style:name="T35" style:family="text">
      <style:text-properties fo:color="#c9211e" loext:opacity="100%" style:font-name="Times New Roman" fo:font-size="14pt" fo:language="pl" fo:country="PL" fo:font-weight="bold" officeooo:rsid="001bf604" style:font-size-asian="14pt" style:font-weight-asian="bold" style:font-name-complex="Calibri2" style:font-size-complex="14pt"/>
    </style:style>
    <style:style style:name="T36" style:family="text">
      <style:text-properties officeooo:rsid="00141a4b"/>
    </style:style>
    <style:style style:name="T37" style:family="text">
      <style:text-properties officeooo:rsid="0015ac18"/>
    </style:style>
    <style:style style:name="T38" style:family="text">
      <style:text-properties style:font-name="Arial" style:font-name-complex="Arial"/>
    </style:style>
    <style:style style:name="T39" style:family="text">
      <style:text-properties style:font-name="Arial" officeooo:rsid="001830cc" style:font-name-complex="Arial"/>
    </style:style>
    <style:style style:name="T40" style:family="text">
      <style:text-properties style:font-name="Arial" fo:language="pl" fo:country="PL" officeooo:rsid="001830cc" style:font-name-complex="Arial"/>
    </style:style>
    <style:style style:name="T41" style:family="text">
      <style:text-properties fo:language="pl" fo:country="PL"/>
    </style:style>
    <style:style style:name="T42" style:family="text">
      <style:text-properties fo:language="pl" fo:country="PL" officeooo:rsid="001830cc"/>
    </style:style>
    <style:style style:name="T43" style:family="text">
      <style:text-properties fo:language="pl" fo:country="PL" fo:font-weight="bold" officeooo:rsid="001d307d" style:font-weight-asian="bold" style:font-weight-complex="bold"/>
    </style:style>
    <style:style style:name="T44" style:family="text">
      <style:text-properties fo:language="pl" fo:country="PL" officeooo:rsid="00293bcd"/>
    </style:style>
    <style:style style:name="T45" style:family="text">
      <style:text-properties officeooo:rsid="001a872b"/>
    </style:style>
    <style:style style:name="T46" style:family="text">
      <style:text-properties style:font-name="Times New Roman" fo:font-size="14pt" style:font-size-asian="14pt" style:font-size-complex="14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language="uk" fo:country="UA" fo:font-weight="bold" officeooo:rsid="001d307d" style:font-weight-asian="bold" style:font-weight-complex="bold"/>
    </style:style>
    <style:style style:name="T49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47">Додаток <text:s/>2</text:span> </text:p>
      <text:p text:style-name="P4">до Договору про постачання</text:p>
      <text:p text:style-name="P1"><text:span text:style-name="T1"><text:s/>електричної енергії споживачу № </text:span><text:span text:style-name="T25">${AGREEMENT.NUMBER}</text:span></text:p>
      <text:p text:style-name="P1"><text:span text:style-name="T1">від </text:span><text:span text:style-name="T26">${</text:span><text:span text:style-name="T25">AGREEMENT.AGREEMENT_DATE</text:span><text:span text:style-name="T26">}</text:span></text:p>
      <text:p text:style-name="Standard"/>
      <text:p text:style-name="Standard"><text:span text:style-name="T1">Дата укладення: </text:span><text:span text:style-name="T26">${AGREEMENT.AGREEMENT_DATE}</text:span><text:span text:style-name="T33"> <text:s/></text:span><text:span text:style-name="T1"><text:s text:c="26"/>Місце укладення: </text:span><text:span text:style-name="T11">м.</text:span><text:span text:style-name="T43">М</text:span><text:span text:style-name="T48">істо</text:span></text:p>
      <text:p text:style-name="P3"/>
      <text:p text:style-name="P6"><text:span text:style-name="T34">${</text:span><text:span text:style-name="T35">OWNER.</text:span><text:span text:style-name="T34">CONTRACTOR.NAME}</text:span><text:span text:style-name="T46">,</text:span> далі – <text:span text:style-name="T1">Постачальник</text:span>, що діє на підставі ліцензії з постачання електричної енергії споживачу, виданої згідно з Постановою Національної комісії, що здійснює державне регулювання у сферах енергетики та комунальних послуг, від <text:span text:style-name="T36">01</text:span>.09.<text:span text:style-name="T36">2020</text:span> р. № <text:span text:style-name="T36">1234</text:span>, в особі <text:span text:style-name="T13">керівника .... </text:span><text:span text:style-name="T15">ФІО</text:span><text:span text:style-name="T14"> </text:span>, який (яка) діє на підставі Довіреності № <text:span text:style-name="T36">ФФ</text:span>-2020/42 від 21.03.2020 р., з однієї сторони, </text:p>
      <text:p text:style-name="P7">та <text:span text:style-name="T10"><text:s/></text:span><text:span text:style-name="T26">${CONTRACTOR.NAME}</text:span>, далі – Споживач, в особі <text:span text:style-name="T32">${AGENT.POSITION_DESCRIPTION}</text:span><text:span text:style-name="T4"> </text:span><text:span text:style-name="T27">$</text:span><text:span text:style-name="T28">{</text:span><text:span text:style-name="T27">AGENT.LAST_NAME}</text:span>,<text:span text:style-name="T16"> </text:span>який діє на підставі<text:span text:style-name="T41"> </text:span><text:span text:style-name="T31">${AGENT.DESCRIPTION}</text:span><text:span text:style-name="T17">,</text:span> <text:s/>з іншої сторони<text:span text:style-name="T1"> </text:span>разом – Сторони, а кожен окремо – Сторона, уклали цей Додаток 2 до Договору про постачання електричної енергії споживачу № <text:span text:style-name="T25">${AGREEMENT.NUMBER}</text:span><text:span text:style-name="T2"> </text:span>від <text:span text:style-name="T3">$</text:span><text:span text:style-name="T26">{AGREEMENT.AGREEMENT_DATE</text:span><text:span text:style-name="T3">}</text:span><text:span text:style-name="T5"> </text:span>р. (далі – Договір) та погодили наступну комерційну<text:span text:style-name="T22"> </text:span>пропозицію (далі – Комерційна пропозиція) постачання електричної енергії згідно з Договором: </text:p>
      <text:p text:style-name="P19">Пункти</text:p>
      <table:table table:name="ppes" table:style-name="ppes">
        <table:table-column table:style-name="ppes.A"/>
        <table:table-column table:style-name="ppes.B"/>
        <table:table-column table:style-name="ppes.C"/>
        <table:table-column table:style-name="ppes.D"/>
        <table:table-row table:style-name="ppes.1">
          <table:table-cell table:style-name="ppes.A1" office:value-type="string">
            <text:p text:style-name="P12">№</text:p>
          </table:table-cell>
          <table:table-cell table:style-name="ppes.A1" office:value-type="string">
            <text:p text:style-name="P12">Код</text:p>
          </table:table-cell>
          <table:table-cell table:style-name="ppes.A1" office:value-type="string">
            <text:p text:style-name="P12">Група</text:p>
          </table:table-cell>
          <table:table-cell table:style-name="ppes.A1" office:value-type="string">
            <text:p text:style-name="P12">Споживання</text:p>
          </table:table-cell>
        </table:table-row>
        <table:table-row table:style-name="ppes.2">
          <table:table-cell table:style-name="ppes.A1" office:value-type="string">
            <text:p text:style-name="P21"><text:bookmark text:name="__DdeLink__816_26126935281"/>#{<text:span text:style-name="T37">i</text:span>}</text:p>
          </table:table-cell>
          <table:table-cell table:style-name="ppes.A1" office:value-type="string">
            <text:p text:style-name="P20"><text:bookmark text:name="__DdeLink__816_2612693528"/>#{CODE}</text:p>
          </table:table-cell>
          <table:table-cell table:style-name="ppes.A1" office:value-type="string">
            <text:p text:style-name="P20">#{GROUP}</text:p>
          </table:table-cell>
          <table:table-cell table:style-name="ppes.A1" office:value-type="string">
            <text:p text:style-name="P29">#{VOLUME} <text:span text:style-name="T37">кВт/Г</text:span></text:p>
          </table:table-cell>
        </table:table-row>
      </table:table>
      <text:p text:style-name="Standard"/>
      <table:table table:name="main" table:style-name="main">
        <table:table-column table:style-name="main.A"/>
        <table:table-column table:style-name="main.B"/>
        <table:table-row table:style-name="main.1">
          <table:table-cell table:style-name="main.A1" office:value-type="string">
            <text:p text:style-name="P13">Ціна (тариф) <text:s/>електричної енергії </text:p>
            <text:p text:style-name="P2"/>
            <text:p text:style-name="P2"/>
          </table:table-cell>
          <table:table-cell table:style-name="main.A1" office:value-type="string">
            <text:p text:style-name="P15">Базова ціна (тариф) 1 кВт·год, (далі – базова ціна) для обрахунку попередньої вартості електричної енергії, (далі – попередня вартість електричної енергії) для точок комерційного обліку, що віднесені до групи «а», визначається за формулою: </text:p>
            <text:p text:style-name="P8"><text:span text:style-name="T23">Ц</text:span><text:span text:style-name="T24">базова </text:span><text:span text:style-name="T23">=Ц</text:span><text:span text:style-name="T24">рдн м-2</text:span><text:span text:style-name="T23">*1,05, де</text:span></text:p>
            <text:p text:style-name="P5"><text:span text:style-name="T23">Ц</text:span><text:span text:style-name="T24">базова</text:span><text:span text:style-name="T23"> – базова ціна;</text:span></text:p>
            <text:p text:style-name="P5"><text:span text:style-name="T23">Ц</text:span><text:span text:style-name="T24">рдн м-2 </text:span><text:span text:style-name="T23">– прогнозована середньозважена ціна закупівлі для планового </text:span></text:p>
            <text:p text:style-name="P16">….</text:p>
            <text:p text:style-name="P5"><text:span text:style-name="T23">Ц</text:span><text:span text:style-name="T24">п</text:span><text:span text:style-name="T23"> <text:s/>– вартість послуг Постачальника, яка для цієї Комерційної пропозиції становить </text:span><text:span text:style-name="T29">${</text:span><text:span text:style-name="T30">SETTLEMENT</text:span><text:span text:style-name="T29">_</text:span><text:span text:style-name="T30">PRICE</text:span><text:span text:style-name="T29">.</text:span><text:span text:style-name="T30">PRICE</text:span><text:span text:style-name="T29">_</text:span><text:span text:style-name="T30">VALUE</text:span><text:span text:style-name="T29">}</text:span><text:span text:style-name="T23"> грн/кВт*год;</text:span></text:p>
            <text:p text:style-name="P16"/>
          </table:table-cell>
        </table:table-row>
        <table:table-row table:style-name="main.2">
          <table:table-cell table:style-name="main.A1" office:value-type="string">
            <text:p text:style-name="P14">Термін (строк) виставлення рахунку за електричну енергію та термін (строк) його оплати</text:p>
          </table:table-cell>
          <table:table-cell table:style-name="main.A1" office:value-type="string">
            <text:p text:style-name="P16">Розрахунковим періодом є календарний місяць.</text:p>
            <text:p text:style-name="P16">Споживач здійснює оплату попередньої вартості електричної енергії , що обраховується згідно з умовами цієї Комерційної пропозиції, в наступному порядку:</text:p>
            <table:table table:name="payments" table:style-name="payments">
              <table:table-column table:style-name="payments.A"/>
              <table:table-row table:style-name="payments.1">
                <table:table-cell table:style-name="payments.A1" office:value-type="string">
                  <text:p text:style-name="P18">Оплати</text:p>
                </table:table-cell>
              </table:table-row>
              <table:table-row table:style-name="payments.2">
                <table:table-cell table:style-name="payments.A2" office:value-type="string">
                  <text:p text:style-name="P30"><text:span text:style-name="T23">- </text:span><text:span text:style-name="T12">до</text:span><text:span text:style-name="T23"> </text:span><text:span text:style-name="T19">#{</text:span><text:bookmark-start text:name="__DdeLink__807_2612693528"/><text:span text:style-name="T21">SETTLEMENT</text:span><text:span text:style-name="T19">_</text:span><text:span text:style-name="T21">DIVISION</text:span><text:span text:style-name="T19">.SETTLEMENT_DAYS</text:span><text:bookmark-end text:name="__DdeLink__807_2612693528"/><text:span text:style-name="T19">}</text:span><text:span text:style-name="T12"> </text:span><text:span text:style-name="T23">числа </text:span><text:span text:style-name="T18">#{SETTLEMENT_DIVISION.</text:span><text:bookmark-start text:name="__DdeLink__811_2612693528"/><text:span text:style-name="T20">SETTLEMENT</text:span><text:span text:style-name="T18">_</text:span><text:span text:style-name="T20">PAYMENT</text:span><text:span text:style-name="T18">_</text:span><text:span text:style-name="T20">TERM</text:span><text:bookmark-end text:name="__DdeLink__811_2612693528"/><text:span text:style-name="T18">}</text:span><text:span text:style-name="T23"> <text:s/>- </text:span><text:span text:style-name="T19">#{</text:span><text:bookmark-start text:name="__DdeLink__809_2612693528"/><text:span text:style-name="T21">SETTLEMENT</text:span><text:span text:style-name="T19">_</text:span><text:span text:style-name="T21">DIVISION</text:span><text:span text:style-name="T19">.</text:span><text:span text:style-name="T21">CONSUMPTION</text:span><text:span text:style-name="T19">_</text:span><text:span text:style-name="T21">PERCENT</text:span><text:bookmark-end text:name="__DdeLink__809_2612693528"/><text:span text:style-name="T19">}</text:span><text:span text:style-name="T23"> від попередньої вартості електричної енергії;</text:span></text:p>
                </table:table-cell>
              </table:table-row>
            </table:table>
            <text:p text:style-name="P11"/>
            <text:p text:style-name="P16">- протягом 5 (п'яти) робочих днів з дати надання рахунку – остаточний розрахунок за фактично спожиті у розрахунковому періоді обсяги електричної енергії (у разі необхідності здійснення доплати).</text:p>
            <text:p text:style-name="P10"/>
            <text:p text:style-name="P17">…</text:p>
          </table:table-cell>
        </table:table-row>
        <table:table-row table:style-name="main.2">
          <table:table-cell table:style-name="main.A1" office:value-type="string">
            <text:p text:style-name="P14">Строк дії Договору </text:p>
          </table:table-cell>
          <table:table-cell table:style-name="main.A1" office:value-type="string">
            <text:p text:style-name="P5"><text:span text:style-name="T23">Договір діє до </text:span><text:span text:style-name="T6">${</text:span><text:bookmark-start text:name="__DdeLink__824_2612693528"/><text:span text:style-name="T6">AGREEMENT.DATE_TO</text:span><text:bookmark-end text:name="__DdeLink__824_2612693528"/><text:span text:style-name="T6">}</text:span><text:span text:style-name="T23"> р. (включно) і вважається автоматично продовженим на кожен наступний календарний рік, якщо </text:span></text:p>
            <text:p text:style-name="P17">…</text:p>
            <text:p text:style-name="P17"/>
            <text:p text:style-name="P17"/>
            <text:p text:style-name="P17"/>
          </table:table-cell>
        </table:table-row>
      </table:table>
      <text:p text:style-name="Standard"/>
      <text:p text:style-name="P32"/>
      <table:table table:name="prognoza_title" table:style-name="prognoza_5f_title">
        <table:table-column table:style-name="prognoza_5f_title.A"/>
        <table:table-column table:style-name="prognoza_5f_title.B"/>
        <table:table-column table:style-name="prognoza_5f_title.C"/>
        <table:table-column table:style-name="prognoza_5f_title.D"/>
        <table:table-column table:style-name="prognoza_5f_title.E"/>
        <table:table-column table:style-name="prognoza_5f_title.D"/>
        <table:table-column table:style-name="prognoza_5f_title.G"/>
        <table:table-column table:style-name="prognoza_5f_title.D"/>
        <table:table-column table:style-name="prognoza_5f_title.G"/>
        <table:table-column table:style-name="prognoza_5f_title.D"/>
        <table:table-column table:style-name="prognoza_5f_title.K"/>
        <table:table-column table:style-name="prognoza_5f_title.G"/>
        <table:table-column table:style-name="prognoza_5f_title.D"/>
        <table:table-column table:style-name="prognoza_5f_title.K" table:number-columns-repeated="2"/>
        <table:table-column table:style-name="prognoza_5f_title.P"/>
        <table:table-row table:style-name="prognoza_5f_title.1">
          <table:table-cell table:style-name="prognoza_5f_title.A1" office:value-type="string">
            <text:p text:style-name="P22"/>
            <text:p text:style-name="P23"/>
            <text:p text:style-name="P23">№</text:p>
            <text:p text:style-name="P23">п/п</text:p>
          </table:table-cell>
          <table:table-cell table:style-name="prognoza_5f_title.B1" office:value-type="string">
            <text:p text:style-name="P22"/>
            <text:p text:style-name="P23">Клас напруги</text:p>
          </table:table-cell>
          <table:table-cell table:style-name="prognoza_5f_title.C1" office:value-type="string">
            <text:p text:style-name="P23"><text:span text:style-name="T44">А</text:span>дреса місцезнаходження площадки вимірювання Споживача</text:p>
          </table:table-cell>
          <table:table-cell table:style-name="prognoza_5f_title.A1" table:number-columns-spanned="13" office:value-type="string">
            <text:p text:style-name="P23">Договірні величини споживання електричної енергії (очікувані (заявлені) обсяги споживання електричної енергії) на <text:span text:style-name="T7">${</text:span><text:bookmark-start text:name="__DdeLink__363_2859043152"/><text:bookmark-start text:name="__DdeLink__361_2859043152"/><text:span text:style-name="T7">AGREEMENT.AGREEMENT_DATE_</text:span><text:span text:style-name="T8">FROM_</text:span><text:span text:style-name="T9">YEAR</text:span><text:bookmark-end text:name="__DdeLink__363_2859043152"/><text:bookmark-end text:name="__DdeLink__361_2859043152"/><text:span text:style-name="T7">}</text:span><text:span text:style-name="T8"> </text:span>рік., тис кВт.год *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prognoza_5f_title.2">
          <table:table-cell table:style-name="prognoza_5f_title.A1" office:value-type="string">
            <text:p text:style-name="Standard"/>
          </table:table-cell>
          <table:table-cell table:style-name="prognoza_5f_title.B1" office:value-type="string">
            <text:p text:style-name="Standard"/>
          </table:table-cell>
          <table:table-cell table:style-name="prognoza_5f_title.C1" office:value-type="string">
            <text:p text:style-name="Standard"/>
          </table:table-cell>
          <table:table-cell table:style-name="prognoza_5f_title.D2" office:value-type="string">
            <text:p text:style-name="P24">січень</text:p>
          </table:table-cell>
          <table:table-cell table:style-name="prognoza_5f_title.E2" office:value-type="string">
            <text:p text:style-name="P24">лютий</text:p>
          </table:table-cell>
          <table:table-cell table:style-name="prognoza_5f_title.F2" office:value-type="string">
            <text:p text:style-name="P24">березен</text:p>
          </table:table-cell>
          <table:table-cell table:style-name="prognoza_5f_title.E2" office:value-type="string">
            <text:p text:style-name="P24">квітень</text:p>
          </table:table-cell>
          <table:table-cell table:style-name="prognoza_5f_title.E2" office:value-type="string">
            <text:p text:style-name="P24">травень</text:p>
          </table:table-cell>
          <table:table-cell table:style-name="prognoza_5f_title.F2" office:value-type="string">
            <text:p text:style-name="P24">червень</text:p>
          </table:table-cell>
          <table:table-cell table:style-name="prognoza_5f_title.E2" office:value-type="string">
            <text:p text:style-name="P24">липень</text:p>
          </table:table-cell>
          <table:table-cell table:style-name="prognoza_5f_title.E2" office:value-type="string">
            <text:p text:style-name="P24">серпень</text:p>
          </table:table-cell>
          <table:table-cell table:style-name="prognoza_5f_title.F2" office:value-type="string">
            <text:p text:style-name="P24">вересен</text:p>
          </table:table-cell>
          <table:table-cell table:style-name="prognoza_5f_title.E2" office:value-type="string">
            <text:p text:style-name="P24">жовтен</text:p>
          </table:table-cell>
          <table:table-cell table:style-name="prognoza_5f_title.E2" office:value-type="string">
            <text:p text:style-name="P24">листопа</text:p>
          </table:table-cell>
          <table:table-cell table:style-name="prognoza_5f_title.F2" office:value-type="string">
            <text:p text:style-name="P24">грудень</text:p>
          </table:table-cell>
          <table:table-cell table:style-name="prognoza_5f_title.P2" office:value-type="string">
            <text:p text:style-name="P24">рік, всього</text:p>
          </table:table-cell>
        </table:table-row>
        <table:table-row table:style-name="prognoza_5f_title.3">
          <table:table-cell table:style-name="prognoza_5f_title.A3" office:value-type="string">
            <text:p text:style-name="P23"><text:span text:style-name="T42">#</text:span><text:span text:style-name="T41">{i}</text:span></text:p>
          </table:table-cell>
          <table:table-cell table:style-name="prognoza_5f_title.B3" office:value-type="string">
            <text:p text:style-name="P23"><text:span text:style-name="T40">#</text:span><text:span text:style-name="T38">{AGREEMENT_POINT.GROUP_OF_RECIPIENTS}</text:span></text:p>
          </table:table-cell>
          <table:table-cell table:style-name="prognoza_5f_title.B3" office:value-type="string">
            <text:p text:style-name="P23"><text:span text:style-name="T39">#</text:span><text:span text:style-name="T38">{MEASURING_POINT.POINT_NAME}</text:span></text:p>
          </table:table-cell>
          <table:table-cell table:style-name="prognoza_5f_title.D3" office:value-type="string">
            <text:p text:style-name="P28">#{m01}</text:p>
          </table:table-cell>
          <table:table-cell table:style-name="prognoza_5f_title.E3" office:value-type="string">
            <text:p text:style-name="P28">#{m0<text:span text:style-name="T45">2</text:span>}</text:p>
          </table:table-cell>
          <table:table-cell table:style-name="prognoza_5f_title.F3" office:value-type="string">
            <text:p text:style-name="P28">#{m0<text:span text:style-name="T45">3</text:span>}</text:p>
          </table:table-cell>
          <table:table-cell table:style-name="prognoza_5f_title.E3" office:value-type="string">
            <text:p text:style-name="P28">#{m0<text:span text:style-name="T45">4</text:span>}</text:p>
          </table:table-cell>
          <table:table-cell table:style-name="prognoza_5f_title.E3" office:value-type="string">
            <text:p text:style-name="P28">#{m0<text:span text:style-name="T45">5</text:span>}</text:p>
          </table:table-cell>
          <table:table-cell table:style-name="prognoza_5f_title.F3" office:value-type="string">
            <text:p text:style-name="P28">#{m0<text:span text:style-name="T45">6</text:span>}</text:p>
          </table:table-cell>
          <table:table-cell table:style-name="prognoza_5f_title.E3" office:value-type="string">
            <text:p text:style-name="P28">#{m0<text:span text:style-name="T45">7</text:span>}</text:p>
          </table:table-cell>
          <table:table-cell table:style-name="prognoza_5f_title.E3" office:value-type="string">
            <text:p text:style-name="P28">#{m0<text:span text:style-name="T45">8</text:span>}</text:p>
          </table:table-cell>
          <table:table-cell table:style-name="prognoza_5f_title.F3" office:value-type="string">
            <text:p text:style-name="P28">#{m<text:span text:style-name="T45">09</text:span>}</text:p>
          </table:table-cell>
          <table:table-cell table:style-name="prognoza_5f_title.E3" office:value-type="string">
            <text:p text:style-name="P28">#{m<text:span text:style-name="T45">10</text:span>}</text:p>
          </table:table-cell>
          <table:table-cell table:style-name="prognoza_5f_title.E3" office:value-type="string">
            <text:p text:style-name="P28">#{m<text:span text:style-name="T45">1</text:span>1}</text:p>
          </table:table-cell>
          <table:table-cell table:style-name="prognoza_5f_title.F3" office:value-type="string">
            <text:p text:style-name="P28">#{m1<text:span text:style-name="T45">2</text:span>}</text:p>
          </table:table-cell>
          <table:table-cell table:style-name="prognoza_5f_title.B3" office:value-type="string">
            <text:p text:style-name="P28">#{year}</text:p>
          </table:table-cell>
        </table:table-row>
        <table:table-row table:style-name="prognoza_5f_title.4">
          <table:table-cell table:style-name="prognoza_5f_title.A3" office:value-type="string">
            <text:p text:style-name="P27">…</text:p>
          </table:table-cell>
          <table:table-cell table:style-name="prognoza_5f_title.B3" office:value-type="string">
            <text:p text:style-name="P27">…</text:p>
          </table:table-cell>
          <table:table-cell table:style-name="prognoza_5f_title.B3" office:value-type="string">
            <text:p text:style-name="P27">…</text:p>
          </table:table-cell>
          <table:table-cell table:style-name="prognoza_5f_title.D3" office:value-type="string">
            <text:p text:style-name="P26"/>
          </table:table-cell>
          <table:table-cell table:style-name="prognoza_5f_title.E3" office:value-type="string">
            <text:p text:style-name="P22"/>
          </table:table-cell>
          <table:table-cell table:style-name="prognoza_5f_title.F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F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F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F3" office:value-type="string">
            <text:p text:style-name="P22"/>
          </table:table-cell>
          <table:table-cell table:style-name="prognoza_5f_title.B3" office:value-type="string">
            <text:p text:style-name="P22"/>
          </table:table-cell>
        </table:table-row>
        <table:table-row table:style-name="prognoza_5f_title.5">
          <table:table-cell table:style-name="prognoza_5f_title.A3" office:value-type="string">
            <text:p text:style-name="P22"/>
          </table:table-cell>
          <table:table-cell table:style-name="prognoza_5f_title.B3" office:value-type="string">
            <text:p text:style-name="P22"/>
          </table:table-cell>
          <table:table-cell table:style-name="prognoza_5f_title.B3" office:value-type="string">
            <text:p text:style-name="P25">ВСЬОГО</text:p>
          </table:table-cell>
          <table:table-cell table:style-name="prognoza_5f_title.D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F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F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F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E3" office:value-type="string">
            <text:p text:style-name="P22"/>
          </table:table-cell>
          <table:table-cell table:style-name="prognoza_5f_title.F3" office:value-type="string">
            <text:p text:style-name="P9"><text:span text:style-name="Odwołanie_20_do_20_komentarza"/></text:p>
          </table:table-cell>
          <table:table-cell table:style-name="prognoza_5f_title.B3" office:value-type="string">
            <text:p text:style-name="P22"/>
          </table:table-cell>
        </table:table-row>
      </table:table>
      <text:p text:style-name="P31"/>
      <text:p text:style-name="P42"/>
      <table:table table:name="prognoza" table:style-name="prognoza">
        <table:table-column table:style-name="prognoza.A"/>
        <table:table-column table:style-name="prognoza.B"/>
        <table:table-column table:style-name="prognoza.C"/>
        <table:table-column table:style-name="prognoza.D"/>
        <table:table-column table:style-name="prognoza.E"/>
        <table:table-column table:style-name="prognoza.D"/>
        <table:table-column table:style-name="prognoza.G"/>
        <table:table-column table:style-name="prognoza.D"/>
        <table:table-column table:style-name="prognoza.G"/>
        <table:table-column table:style-name="prognoza.D"/>
        <table:table-column table:style-name="prognoza.K"/>
        <table:table-column table:style-name="prognoza.G"/>
        <table:table-column table:style-name="prognoza.D"/>
        <table:table-column table:style-name="prognoza.K" table:number-columns-repeated="2"/>
        <table:table-column table:style-name="prognoza.P"/>
        <table:table-row table:style-name="prognoza.1">
          <table:table-cell table:style-name="prognoza.A1" office:value-type="string">
            <text:p text:style-name="P36"/>
          </table:table-cell>
          <table:table-cell table:style-name="prognoza.B1" office:value-type="string">
            <text:p text:style-name="P36"/>
          </table:table-cell>
          <table:table-cell table:style-name="prognoza.B1" office:value-type="string">
            <text:p text:style-name="P36"/>
          </table:table-cell>
          <table:table-cell table:style-name="prognoza.D1" office:value-type="string">
            <text:p text:style-name="P38"/>
          </table:table-cell>
          <table:table-cell table:style-name="prognoza.E1" office:value-type="string">
            <text:p text:style-name="P38"/>
          </table:table-cell>
          <table:table-cell table:style-name="prognoza.F1" office:value-type="string">
            <text:p text:style-name="P38"/>
          </table:table-cell>
          <table:table-cell table:style-name="prognoza.E1" office:value-type="string">
            <text:p text:style-name="P38"/>
          </table:table-cell>
          <table:table-cell table:style-name="prognoza.E1" office:value-type="string">
            <text:p text:style-name="P38"/>
          </table:table-cell>
          <table:table-cell table:style-name="prognoza.F1" office:value-type="string">
            <text:p text:style-name="P38"/>
          </table:table-cell>
          <table:table-cell table:style-name="prognoza.E1" office:value-type="string">
            <text:p text:style-name="P38"/>
          </table:table-cell>
          <table:table-cell table:style-name="prognoza.E1" office:value-type="string">
            <text:p text:style-name="P38"/>
          </table:table-cell>
          <table:table-cell table:style-name="prognoza.F1" office:value-type="string">
            <text:p text:style-name="P38"/>
          </table:table-cell>
          <table:table-cell table:style-name="prognoza.E1" office:value-type="string">
            <text:p text:style-name="P38"/>
          </table:table-cell>
          <table:table-cell table:style-name="prognoza.E1" office:value-type="string">
            <text:p text:style-name="P38"/>
          </table:table-cell>
          <table:table-cell table:style-name="prognoza.F1" office:value-type="string">
            <text:p text:style-name="P38"/>
          </table:table-cell>
          <table:table-cell table:style-name="prognoza.B1" office:value-type="string">
            <text:p text:style-name="P38"/>
          </table:table-cell>
        </table:table-row>
        <table:table-row table:style-name="prognoza.1">
          <table:table-cell table:style-name="prognoza.A2" office:value-type="string">
            <text:p text:style-name="P36"><text:span text:style-name="T42">#</text:span><text:span text:style-name="T41">{i}</text:span></text:p>
          </table:table-cell>
          <table:table-cell table:style-name="prognoza.B2" office:value-type="string">
            <text:p text:style-name="P36"><text:span text:style-name="T40">#</text:span><text:span text:style-name="T38">{AGREEMENT_POINT.GROUP_OF_RECIPIENTS}</text:span></text:p>
          </table:table-cell>
          <table:table-cell table:style-name="prognoza.B2" office:value-type="string">
            <text:p text:style-name="P36"><text:span text:style-name="T39">#</text:span><text:span text:style-name="T38">{MEASURING_POINT.POINT_NAME}</text:span></text:p>
          </table:table-cell>
          <table:table-cell table:style-name="prognoza.D2" office:value-type="string">
            <text:p text:style-name="P38">#{m01}</text:p>
          </table:table-cell>
          <table:table-cell table:style-name="prognoza.E2" office:value-type="string">
            <text:p text:style-name="P38">#{m0<text:span text:style-name="T45">2</text:span>}</text:p>
          </table:table-cell>
          <table:table-cell table:style-name="prognoza.F2" office:value-type="string">
            <text:p text:style-name="P38">#{m0<text:span text:style-name="T45">3</text:span>}</text:p>
          </table:table-cell>
          <table:table-cell table:style-name="prognoza.E2" office:value-type="string">
            <text:p text:style-name="P38">#{m0<text:span text:style-name="T45">4</text:span>}</text:p>
          </table:table-cell>
          <table:table-cell table:style-name="prognoza.E2" office:value-type="string">
            <text:p text:style-name="P38">#{m0<text:span text:style-name="T45">5</text:span>}</text:p>
          </table:table-cell>
          <table:table-cell table:style-name="prognoza.F2" office:value-type="string">
            <text:p text:style-name="P38">#{m0<text:span text:style-name="T45">6</text:span>}</text:p>
          </table:table-cell>
          <table:table-cell table:style-name="prognoza.E2" office:value-type="string">
            <text:p text:style-name="P38">#{m0<text:span text:style-name="T45">7</text:span>}</text:p>
          </table:table-cell>
          <table:table-cell table:style-name="prognoza.E2" office:value-type="string">
            <text:p text:style-name="P38">#{m0<text:span text:style-name="T45">8</text:span>}</text:p>
          </table:table-cell>
          <table:table-cell table:style-name="prognoza.F2" office:value-type="string">
            <text:p text:style-name="P38">#{m<text:span text:style-name="T45">09</text:span>}</text:p>
          </table:table-cell>
          <table:table-cell table:style-name="prognoza.E2" office:value-type="string">
            <text:p text:style-name="P38">#{m<text:span text:style-name="T45">10</text:span>}</text:p>
          </table:table-cell>
          <table:table-cell table:style-name="prognoza.E2" office:value-type="string">
            <text:p text:style-name="P38">#{m<text:span text:style-name="T45">1</text:span>1}</text:p>
          </table:table-cell>
          <table:table-cell table:style-name="prognoza.F2" office:value-type="string">
            <text:p text:style-name="P38">#{m1<text:span text:style-name="T45">2</text:span>}</text:p>
          </table:table-cell>
          <table:table-cell table:style-name="prognoza.B2" office:value-type="string">
            <text:p text:style-name="P38">#{year}</text:p>
          </table:table-cell>
        </table:table-row>
        <table:table-row table:style-name="prognoza.3">
          <table:table-cell table:style-name="prognoza.A1" office:value-type="string">
            <text:p text:style-name="P40">…</text:p>
          </table:table-cell>
          <table:table-cell table:style-name="prognoza.B1" office:value-type="string">
            <text:p text:style-name="P40">…</text:p>
          </table:table-cell>
          <table:table-cell table:style-name="prognoza.B1" office:value-type="string">
            <text:p text:style-name="P40">…</text:p>
          </table:table-cell>
          <table:table-cell table:style-name="prognoza.D1" office:value-type="string">
            <text:p text:style-name="P39"/>
          </table:table-cell>
          <table:table-cell table:style-name="prognoza.E1" office:value-type="string">
            <text:p text:style-name="P35"/>
          </table:table-cell>
          <table:table-cell table:style-name="prognoza.F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F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F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F1" office:value-type="string">
            <text:p text:style-name="P35"/>
          </table:table-cell>
          <table:table-cell table:style-name="prognoza.B1" office:value-type="string">
            <text:p text:style-name="P35"/>
          </table:table-cell>
        </table:table-row>
        <table:table-row table:style-name="prognoza.4">
          <table:table-cell table:style-name="prognoza.A1" office:value-type="string">
            <text:p text:style-name="P35"/>
          </table:table-cell>
          <table:table-cell table:style-name="prognoza.B1" office:value-type="string">
            <text:p text:style-name="P35"/>
          </table:table-cell>
          <table:table-cell table:style-name="prognoza.B1" office:value-type="string">
            <text:p text:style-name="P37">ВСЬОГО</text:p>
          </table:table-cell>
          <table:table-cell table:style-name="prognoza.D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F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F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F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E1" office:value-type="string">
            <text:p text:style-name="P35"/>
          </table:table-cell>
          <table:table-cell table:style-name="prognoza.F1" office:value-type="string">
            <text:p text:style-name="P41"><text:span text:style-name="Odwołanie_20_do_20_komentarza"/></text:p>
          </table:table-cell>
          <table:table-cell table:style-name="prognoza.B1" office:value-type="string">
            <text:p text:style-name="P35"/>
          </table:table-cell>
        </table:table-row>
      </table:table>
      <text:p text:style-name="P42"/>
      <text:p text:style-name="P31"/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Bookman Uralic" svg:font-family="'Bookman Uralic'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 CYR1" svg:font-family="'Times New Roman CY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uk" fo:country="UA" style:letter-kerning="false" style:font-name-asian="Times New Roman1" style:font-size-asian="10pt" style:language-asian="uk" style:country-asian="UA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alloon_20_Text" style:display-name="Balloon Text" style:family="paragraph" style:parent-style-name="Standard" loext:linked-style-name="Tekst_20_dymka_20_Znak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text" style:display-name="annotation text" style:family="paragraph" style:parent-style-name="Standard" loext:linked-style-name="Tekst_20_komentarza_20_Znak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Temat_20_komentarza_20_Znak">
      <style:text-properties fo:font-weight="bold" style:font-weight-asian="bold" style:font-weight-complex="bold"/>
    </style:style>
    <style:style style:name="Revision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uk" fo:country="UA" style:letter-kerning="false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ootnote" style:family="paragraph" style:parent-style-name="Standard" loext:linked-style-name="Tekst_20_przypisu_20_dolnego_20_Znak" style:class="extra"/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" fo:font-family="Times" style:font-family-generic="roman" style:font-pitch="variable" fo:font-size="10pt" fo:language="ru" fo:country="RU" style:font-size-asian="10pt" style:language-asian="ru" style:country-asian="RU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Nagłówek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loext:linked-style-name="Stopka_20_Znak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kst_20_dymka_20_Znak" style:display-name="Tekst dymka Znak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 loext:linked-style-name="annotation_20_text"/>
    <style:style style:name="Temat_20_komentarza_20_Znak" style:display-name="Temat komentarza Znak" style:family="text" style:parent-style-name="Tekst_20_komentarza_20_Znak" loext:linked-style-name="annotation_20_subject">
      <style:text-properties fo:font-weight="bold" style:font-weight-asian="bold" style:font-weight-complex="bold"/>
    </style:style>
    <style:style style:name="Tekst_20_przypisu_20_dolnego_20_Znak" style:display-name="Tekst przypisu dolnego Znak" style:family="text" style:parent-style-name="Default_20_Paragraph_20_Font">
      <style:text-properties fo:font-size="12pt" style:font-size-asian="12pt" style:font-size-complex="12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Nagłówek_20_Znak" style:display-name="Nagłówek Znak" style:family="text" style:parent-style-name="Default_20_Paragraph_20_Font">
      <style:text-properties fo:font-size="12pt" style:font-size-asian="12pt" style:font-size-complex="12pt"/>
    </style:style>
    <style:style style:name="Stopka_20_Znak" style:display-name="Stopka Znak" style:family="text" style:parent-style-name="Default_20_Paragraph_20_Font">
      <style:text-properties fo:font-size="12pt" style:font-size-asian="12pt" style:font-size-complex="12pt"/>
    </style:style>
    <style:style style:name="rvts23" style:family="text" style:parent-style-name="Default_20_Paragraph_20_Font"/>
    <style:style style:name="rvts0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Odwołanie_20_do_20_komentarza" style:display-name="Odwołanie do komentarza" style:family="text">
      <style:text-properties fo:font-size="8pt" style:font-size-asian="8pt" style:font-size-complex="8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011cm" fo:margin-left="2.50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10T07:12:00</meta:creation-date>
    <meta:initial-creator>Гураш Оксана</meta:initial-creator>
    <dc:language>pl-PL</dc:language>
    <dc:date>2023-11-07T09:43:45.150000000</dc:date>
    <meta:editing-cycles>56</meta:editing-cycles>
    <meta:editing-duration>P1DT2H31M39S</meta:editing-duration>
    <meta:generator>LibreOffice/7.5.1.2$Windows_X86_64 LibreOffice_project/fcbaee479e84c6cd81291587d2ee68cba099e129</meta:generator>
    <meta:document-statistic meta:table-count="5" meta:image-count="0" meta:object-count="0" meta:page-count="3" meta:paragraph-count="91" meta:word-count="376" meta:character-count="3129" meta:non-whitespace-character-count="2790"/>
    <meta:user-defined meta:name="AppVersion">15.0000</meta:user-defined>
    <meta:user-defined meta:name="ContentTypeId">0x01010023D1C20052C92D4681CC725CB5CE7066</meta:user-defined>
    <meta:template xlink:type="simple" xlink:actuate="onRequest" xlink:title="Normal" xlink:href=""/>
  </office:meta>
</office:document-meta>
</file>